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5793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officeooo:paragraph-rsid="001f5793" style:font-size-asian="14pt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8.001cm" style:auto-text-indent="false"/>
      <style:text-properties style:font-name="Times New Roman" fo:font-size="14pt" officeooo:paragraph-rsid="001f5793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fo:language="ru" fo:country="RU" fo:font-weight="normal" officeooo:rsid="001f5793" officeooo:paragraph-rsid="001f5793" style:font-size-asian="12.25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4pt" fo:language="ru" fo:country="RU" fo:font-weight="normal" officeooo:rsid="001f5793" officeooo:paragraph-rsid="001f5793" style:font-size-asian="12.25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4pt" fo:language="ru" fo:country="RU" fo:font-weight="bold" officeooo:rsid="001f5793" officeooo:paragraph-rsid="001f5793" style:font-size-asian="12.25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  <style:text-properties fo:font-weight="normal" officeooo:rsid="001f5793" officeooo:paragraph-rsid="001f5793" style:font-weight-asian="normal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fo:font-size="16pt" fo:language="en" fo:country="US" fo:font-weight="bold" officeooo:rsid="001f5793" officeooo:paragraph-rsid="001f5793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font-size="18pt" fo:font-weight="bold" officeooo:rsid="001f5793" officeooo:paragraph-rsid="001f5793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fo:font-size="14pt" fo:language="en" fo:country="US" fo:font-weight="normal" officeooo:rsid="001f5793" officeooo:paragraph-rsid="001f579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fo:language="ru" fo:country="RU" officeooo:rsid="001f5793" officeooo:paragraph-rsid="001f5793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fo:language="ru" fo:country="RU" fo:font-weight="bold" officeooo:rsid="001f5793" officeooo:paragraph-rsid="001f5793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officeooo:rsid="001f5793" officeooo:paragraph-rsid="001f5793"/>
    </style:style>
    <style:style style:name="P14" style:family="paragraph" style:parent-style-name="Standard">
      <style:paragraph-properties fo:margin-left="0cm" fo:margin-right="0cm" fo:margin-top="0cm" fo:margin-bottom="0cm" style:contextual-spacing="false" fo:text-indent="8.001cm" style:auto-text-indent="false"/>
      <style:text-properties style:font-name="Times New Roman" fo:font-size="14pt" officeooo:paragraph-rsid="001f5793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4pt" fo:language="ru" fo:country="RU" fo:font-weight="normal" officeooo:rsid="001f5793" officeooo:paragraph-rsid="001f5793" style:font-size-asian="12.25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fo:language="ru" fo:country="RU" fo:font-weight="bold" officeooo:rsid="001f5793" officeooo:paragraph-rsid="001f5793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8pt" fo:font-weight="bold" officeooo:rsid="001f5793" officeooo:paragraph-rsid="001f5793" style:font-size-asian="18pt" style:font-weight-asian="bold" style:font-name-complex="Times New Roman1" style:font-size-complex="18pt" style:font-weight-complex="bold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8pt" fo:language="ru" fo:country="RU" fo:font-weight="bold" officeooo:rsid="001f5793" officeooo:paragraph-rsid="001f5793" style:font-size-asian="18pt" style:font-weight-asian="bold" style:font-name-complex="Times New Roman1" style:font-size-complex="18pt" style:font-weight-complex="bold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5793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1f5793" officeooo:paragraph-rsid="001f5793" style:font-weight-asian="bold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fo:font-size="16pt" fo:language="en" fo:country="US" fo:font-weight="bold" officeooo:rsid="001f5793" officeooo:paragraph-rsid="001f5793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fo:font-size="14pt" fo:language="en" fo:country="US" fo:font-weight="normal" officeooo:rsid="001f5793" officeooo:paragraph-rsid="001f5793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fo:font-size="21pt" officeooo:rsid="001f5793" officeooo:paragraph-rsid="001f5793" style:font-size-asian="21pt" style:font-size-complex="21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f5793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fo:font-weight="normal" style:font-size-asian="12.25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font-weight="normal" style:font-size-asian="12.25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fo:language="ru" fo:country="RU" style:font-name-complex="Times New Roman1"/>
    </style:style>
    <style:style style:name="T10" style:family="text">
      <style:text-properties style:font-name="Times New Roman" fo:font-weight="bold" style:font-weight-asian="bold" style:font-name-complex="Times New Roman1" style:font-weight-complex="bold"/>
    </style:style>
    <style:style style:name="T1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<text:span text:style-name="T10">Пользовательская документация</text:span><text:span text:style-name="T3"/>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/></text:p>
      <text:p text:style-name="P1"><text:span text:style-name="T1"/></text:p>
      <text:p text:style-name="P1"><text:span text:style-name="T1">г. </text:span><text:span text:style-name="T2">Санкт-Петербург</text:span><text:span text:style-name="T1"/></text:p>
      <text:p text:style-name="P1"><text:span text:style-name="T1">20</text:span><text:span text:style-name="T2">23</text:span><text:span text:style-name="T1"> г.</text:span></text:p>
      <text:p text:style-name="P9"><text:soft-page-break/><text:span text:style-name="T8">Аннотация</text:span></text:p>
      <text:p text:style-name="P7"><text:span text:style-name="T1"><text:tab/>Настоящий документ представляет собой руководство пользователя по эксплуатации приложения в котором пользователь может узнать о доступе сайта с помощью запроса </text:span><text:span text:style-name="T4">API</text:span><text:span text:style-name="T1">. <text:tab/></text:span></text:p>
      <text:p text:style-name="P7"><text:span text:style-name="T1"><text:tab/>Перед работой пользователя рекомендуется внимательно ознакомиться с </text:span><text:span text:style-name="T5">данным </text:span><text:span text:style-name="T1">руководством.</text:span></text:p>
      <text:p text:style-name="P20"/>
      <text:p text:style-name="P17">1.Введение</text:p>
      <text:p text:style-name="P8"><text:span text:style-name="T9"><text:tab/></text:span><text:span text:style-name="T6">Данное приложение стоит использовать перед созданием сложным и обширных </text:span><text:span text:style-name="T7">API </text:span><text:span text:style-name="T6">запросов для проверки доступности сайта. Так же приложение проверяет является ли введенный текст ссылкой или нет.</text:span></text:p>
      <text:p text:style-name="P8"/>
      <text:p text:style-name="P18">2.Основные советы к эксплуатации.</text:p>
      <text:p text:style-name="P5"><text:tab/>В самое первое поле вводится ссылка на сайт(после вставки проверить правильность ввода ссылки).</text:p>
      <text:p text:style-name="P10"><text:span text:style-name="T9"><text:tab/>После ввода ссылки нажать кнопку «Запуск» после ввода если ссылка была введена правильно и сайт не отклонил </text:span><text:span text:style-name="T8">API </text:span><text:span text:style-name="T9">запрос, то приложение выведет «Сайт доступен».</text:span></text:p>
      <text:p text:style-name="P10"/>
      <text:p text:style-name="P18">3.Возможные ошибки и рекомендации по устранению</text:p>
      <text:p text:style-name="P12"/>
      <text:p text:style-name="P16">«Ошибка ввода»:</text:p>
      <text:p text:style-name="P4"><text:tab/>В процессе использования программы у пользователя может возникнуть сообщение «Ошибка ввода». Данная ошибка сообщает пользователю что его ссылка не корректно указана.</text:p>
      <text:p text:style-name="P4"/>
      <text:p text:style-name="P4">Советы к исправлению:</text:p>
      <text:p text:style-name="P4">-Проверить правильность ввода ссылки.</text:p>
      <text:p text:style-name="P4">-Скопировать ссылку с нужного сайта.</text:p>
      <text:p text:style-name="P4"/>
      <text:p text:style-name="P6">«Сайт не доступен»:</text:p>
      <text:p text:style-name="P5"><text:tab/>Если приложения выдает ошибку что «Сайт не доступен»,то сайт блокирует <text:span text:style-name="T11">API </text:span>запросы приложения.</text:p>
      <text:p text:style-name="P5"/>
      <text:p text:style-name="P5">Советы к исправлению:</text:p>
      <text:p text:style-name="P4">-Проверить не доступен ли весть сайт или отдельные его страницы. Если не доступен весть сайт, то данное приложение не предназначено для работы с ним</text:p>
      <text:p text:style-name="P5"/>
      <text:p text:style-name="P6">Неизвестная ошибка:</text:p>
      <text:p text:style-name="P5"><text:tab/>Если при эксплуатации была выдана неизвестная ошибка, то:</text:p>
      <text:p text:style-name="P5">-Попробуйте перезапустить приложение</text:p>
      <text:p text:style-name="P5">-Обратитесь к администратору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09:05:14.323000000</meta:creation-date>
    <dc:date>2023-04-21T11:28:29.490000000</dc:date>
    <meta:editing-duration>PT2H18M29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25" meta:word-count="205" meta:character-count="1553" meta:non-whitespace-character-count="1363"/>
  </office:meta>
</office:document-meta>
</file>